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4274bc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officeooo:paragraph-rsid="00765a80"/>
    </style:style>
    <style:style style:name="P1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_5f_En-tête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6" style:family="paragraph" style:parent-style-name="FILET_5f_POINTILLES">
      <style:text-properties officeooo:paragraph-rsid="00765a80"/>
    </style:style>
    <style:style style:name="P17" style:family="paragraph" style:parent-style-name="_5f_Paragraphe_20_livret_20_">
      <style:text-properties officeooo:paragraph-rsid="00702e10"/>
    </style:style>
    <style:style style:name="P18" style:family="paragraph" style:parent-style-name="FILET_5f_POINTILLES">
      <style:text-properties officeooo:paragraph-rsid="0082889e"/>
    </style:style>
    <style:style style:name="P19" style:family="paragraph" style:parent-style-name="_5f_Paragraphe_20_livret_20_" style:list-style-name="_5f_Numérotation_20_des_20_exercices_20_livrets"/>
    <style:style style:name="P20" style:family="paragraph" style:parent-style-name="_5f_Paragraphe_20_livret_20_" style:list-style-name="_5f_Numérotation_20_des_20_exercices_20_livrets">
      <style:text-properties officeooo:paragraph-rsid="00702e10"/>
    </style:style>
    <style:style style:name="P21" style:family="paragraph" style:parent-style-name="_5f_Paragraphe_20_livret_20_">
      <style:text-properties officeooo:paragraph-rsid="0082889e"/>
    </style:style>
    <style:style style:name="P22" style:family="paragraph" style:parent-style-name="_5f_Paragraphe_20_énoncé_20_après_20_numéro" style:list-style-name="_5f_Numérotation_20_des_20_exercices_20_livrets">
      <style:text-properties officeooo:paragraph-rsid="00765a80"/>
    </style:style>
    <style:style style:name="P23" style:family="paragraph" style:parent-style-name="_5f_Titre_20_d_27_exercices_20_livret" style:list-style-name="_5f_Numérotation_20_des_20_exercices_20_livrets"/>
    <style:style style:name="P24" style:family="paragraph" style:parent-style-name="_5f_Titre_20_d_27_exercices_20_livret_20_sans_20_titre">
      <style:text-properties officeooo:paragraph-rsid="00702e10"/>
    </style:style>
    <style:style style:name="P25" style:family="paragraph" style:parent-style-name="_5f_Titre_20_d_27_exercices_20_livret_20_sans_20_titre" style:master-page-name="SERIE_5f_G_5f_GAUCHE_5f_ET_5f_DROITE_5f_2COL">
      <style:paragraph-properties style:page-number="4"/>
      <style:text-properties officeooo:rsid="006eeae8" officeooo:paragraph-rsid="006eeae8"/>
    </style:style>
    <style:style style:name="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3039" draw:gradient-step-count="0" draw:opacity="100%" draw:opacity-name="Transparency_20_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solid" draw:fill-color="#1ca2b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officeooo:rsid="0054f64f"/>
    </style:style>
    <style:style style:name="T7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8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9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0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11" style:family="text">
      <style:text-properties officeooo:rsid="00741551"/>
    </style:style>
    <style:style style:name="T12" style:family="text">
      <style:text-properties officeooo:rsid="0074bf0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039" draw:gradient-step-count="0" draw:opacity="100%" draw:opacity-name="Transparency_20_4" draw:textarea-horizontal-align="justify" draw:textarea-vertical-align="middle" draw:auto-grow-height="false" fo:min-height="1.154cm" fo:min-width="3.718cm" fo:padding-top="0.125cm" fo:padding-bottom="0.125cm" fo:padding-left="0.25cm" fo:padding-right="0.25cm" draw:shadow="hidden" draw:shadow-offset-x="0.199cm" draw:shadow-offset-y="0.199cm" draw:shadow-color="#808080" draw:shadow-opacity="100%" style:run-through="foreground"/>
    </style:style>
    <style:style style:name="gr10" style:family="graphic">
      <style:graphic-properties draw:stroke="none" draw:stroke-dash="Dashed_20__28_var_29__20_8005" svg:stroke-width="0cm" svg:stroke-color="#3465a4" draw:marker-start="" draw:marker-start-width="0.199cm" draw:marker-start-center="false" draw:marker-end="" draw:marker-end-width="0.199cm" draw:marker-end-center="false" svg:stroke-opacity="100%" draw:stroke-linejoin="round" svg:stroke-linecap="butt" draw:fill="solid" draw:fill-color="#ff303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99cm" draw:shadow-offset-y="0.199cm" draw:shadow-color="#808080" draw:shadow-opacity="100%" style:run-through="foreground"/>
    </style:style>
    <style:style style:name="gr11" style:family="graphic">
      <style:graphic-properties draw:stroke="none" draw:stroke-dash="Dashed_20__28_var_29__20_8005" svg:stroke-width="0cm" svg:stroke-color="#3465a4" draw:marker-start="" draw:marker-start-width="0.199cm" draw:marker-start-center="false" draw:marker-end="" draw:marker-end-width="0.199cm" draw:marker-end-center="false" svg:stroke-opacity="100%" draw:stroke-linejoin="round" svg:stroke-linecap="butt" draw:fill="solid" draw:fill-color="#ff303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99cm" draw:shadow-offset-y="0.199cm" draw:shadow-color="#808080" draw:shadow-opacity="100%" dr3d:horizontal-segments="52" dr3d:vertical-segments="3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ff3039" dr3d:specular-color="#ffffff" dr3d:shininess="15%" dr3d:shadow="hidden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dash" draw:stroke-dash="Dash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9" draw:name="Shape8_2" draw:style-name="gr22" draw:text-style-name="P36" svg:width="2.703cm" svg:height="0.715cm" draw:transform="rotate (0.0872664625997165) translate (1.32644444444444cm 1.21884722222222cm)">
        <draw:text-box>
          <text:p text:style-name="P35"><text:span text:style-name="T15">S</text:span><text:span text:style-name="T15">é</text:span><text:span text:style-name="T15">r</text:span><text:span text:style-name="T15">i</text:span><text:span text:style-name="T15">e </text:span><text:span text:style-name="T15">1</text:span></text:p>
        </draw:text-box>
      </draw:frame>
      <draw:frame text:anchor-type="page" text:anchor-page-number="1" draw:z-index="8" draw:name="Shape8_0" draw:style-name="gr22" draw:text-style-name="P36" svg:width="2.703cm" svg:height="0.715cm" draw:transform="rotate (0.0872664625997165) translate (1.32644444444444cm 1.21884722222222cm)">
        <draw:text-box>
          <text:p text:style-name="P35"><text:span text:style-name="T15">S</text:span><text:span text:style-name="T15">é</text:span><text:span text:style-name="T15">r</text:span><text:span text:style-name="T15">i</text:span><text:span text:style-name="T15">e </text:span><text:span text:style-name="T15">2</text:span></text:p>
        </draw:text-box>
      </draw:frame>
      <draw:path text:anchor-type="page" text:anchor-page-number="1" draw:z-index="7" draw:name="Shape7_1" draw:style-name="gr23" draw:text-style-name="P37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6" draw:name="Shape7_0" draw:style-name="gr23" draw:text-style-name="P37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5" draw:name="Shape9_0" draw:style-name="gr24" draw:text-style-name="P35" svg:x1="14.243cm" svg:y1="1.36cm" svg:x2="21.995cm" svg:y2="1.36cm">
        <text:p/>
      </draw:line>
      <draw:line text:anchor-type="page" text:anchor-page-number="1" draw:z-index="4" draw:name="Shape3" draw:style-name="gr24" draw:text-style-name="P35" svg:x1="14.049cm" svg:y1="1.383cm" svg:x2="21.995cm" svg:y2="1.36cm">
        <text:p/>
      </draw:line>
      <draw:line text:anchor-type="page" text:anchor-page-number="4" draw:z-index="3" draw:name="Shape9" draw:style-name="gr24" draw:text-style-name="P35" svg:x1="13.69cm" svg:y1="1.36cm" svg:x2="21.996cm" svg:y2="1.36cm">
        <text:p/>
      </draw:line>
      <draw:frame text:anchor-type="page" text:anchor-page-number="3" draw:z-index="2" draw:name="Shape8" draw:style-name="gr22" draw:text-style-name="P36" svg:width="2.703cm" svg:height="0.715cm" draw:transform="rotate (0.0872664625997165) translate (1.32644444444444cm 1.21884722222222cm)">
        <draw:text-box>
          <text:p text:style-name="P35"><text:span text:style-name="T15">S</text:span><text:span text:style-name="T15">é</text:span><text:span text:style-name="T15">r</text:span><text:span text:style-name="T15">i</text:span><text:span text:style-name="T15">e </text:span><text:span text:style-name="T15">2</text:span></text:p>
        </draw:text-box>
      </draw:frame>
      <draw:path text:anchor-type="page" text:anchor-page-number="3" draw:z-index="1" draw:name="Shape7" draw:style-name="gr23" draw:text-style-name="P37" svg:width="4.329cm" svg:height="2.24cm" svg:x="0cm" svg:y="0cm" svg:viewBox="0 0 4330 2241" svg:d="M0 2241l3984-288c209-15 363-168 345-342l-170-1611h-4159z">
        <text:p/>
      </draw:path>
      <text:list xml:id="list830283330" text:style-name="_5f_Numérotation_20_des_20_exercices_20_livrets">
        <text:list-item>
          <text:h text:style-name="P25" text:outline-level="1">Parmi les figures suivantes, entoure les deux seules qui sont des représentations correctes en perspective cavalière de parallélépipèdes rectangles.</text:h>
        </text:list-item>
      </text:list>
      <text:section text:style-name="Sect1" text:name="Section1">
        <text:list xml:id="list223601572404352" text:continue-numbering="true" text:style-name="_5f_Numérotation_20_des_20_exercices_20_livrets">
          <text:list-item>
            <text:list>
              <text:list-item>
                <text:p text:style-name="P20"><draw:g text:anchor-type="paragraph" draw:z-index="13" draw:name="Shape1" draw:style-name="gr18"><draw:line draw:style-name="gr21" draw:text-style-name="P33" svg:x1="0.523cm" svg:y1="2.055cm" svg:x2="3.393cm" svg:y2="2.055cm"><text:p/></draw:line><draw:line draw:style-name="gr21" draw:text-style-name="P33" svg:x1="1.224cm" svg:y1="1.353cm" svg:x2="4.094cm" svg:y2="1.353cm"><text:p/></draw:line><draw:line draw:style-name="gr21" draw:text-style-name="P33" svg:x1="1.223cm" svg:y1="1.353cm" svg:x2="0.523cm" svg:y2="2.053cm"><text:p/></draw:line><draw:line draw:style-name="gr21" draw:text-style-name="P33" svg:x1="4.094cm" svg:y1="1.353cm" svg:x2="3.394cm" svg:y2="2.053cm"><text:p/></draw:line><draw:line draw:style-name="gr21" draw:text-style-name="P33" svg:x1="1.224cm" svg:y1="0.301cm" svg:x2="1.224cm" svg:y2="1.351cm"><text:p/></draw:line><draw:line draw:style-name="gr21" draw:text-style-name="P33" svg:x1="1.223cm" svg:y1="0.301cm" svg:x2="0.523cm" svg:y2="1.001cm"><text:p/></draw:line><draw:line draw:style-name="gr21" draw:text-style-name="P33" svg:x1="0.523cm" svg:y1="2.052cm" svg:x2="0.523cm" svg:y2="1.002cm"><text:p/></draw:line><draw:line draw:style-name="gr21" draw:text-style-name="P33" svg:x1="4.094cm" svg:y1="1.351cm" svg:x2="4.094cm" svg:y2="0.301cm"><text:p/></draw:line><draw:line draw:style-name="gr21" draw:text-style-name="P33" svg:x1="1.224cm" svg:y1="0.301cm" svg:x2="4.094cm" svg:y2="0.301cm"><text:p/></draw:line><draw:line draw:style-name="gr19" draw:text-style-name="P33" svg:x1="0.523cm" svg:y1="1.002cm" svg:x2="3.393cm" svg:y2="1.002cm"><text:p/></draw:line><draw:line draw:style-name="gr19" draw:text-style-name="P33" svg:x1="3.394cm" svg:y1="2.052cm" svg:x2="3.394cm" svg:y2="1.002cm"><text:p/></draw:line><draw:line draw:style-name="gr19" draw:text-style-name="P33" svg:x1="4.094cm" svg:y1="0.301cm" svg:x2="3.394cm" svg:y2="1.001cm"><text:p/></draw:line></draw:g><text:s/></text:p>
              </text:list-item>
            </text:list>
          </text:list-item>
        </text:list>
        <text:p text:style-name="_5f_Paragraphe_20_livret_20_"/>
        <text:p text:style-name="_5f_Paragraphe_20_livret_20_"/>
        <text:p text:style-name="P17"/>
        <text:list xml:id="list223603150363610" text:continue-numbering="true" text:style-name="_5f_Numérotation_20_des_20_exercices_20_livrets">
          <text:list-item>
            <text:list>
              <text:list-item>
                <text:p text:style-name="P19"><draw:g text:anchor-type="paragraph" draw:z-index="14" draw:name="Shape2" draw:style-name="gr18"><draw:line draw:style-name="gr21" draw:text-style-name="P33" svg:x1="0.537cm" svg:y1="2.504cm" svg:x2="3.537cm" svg:y2="2.404cm"><text:p/></draw:line><draw:line draw:style-name="gr21" draw:text-style-name="P33" svg:x1="0.537cm" svg:y1="1.502cm" svg:x2="3.537cm" svg:y2="1.402cm"><text:p/></draw:line><draw:line draw:style-name="gr21" draw:text-style-name="P33" svg:x1="0.537cm" svg:y1="1.502cm" svg:x2="0.537cm" svg:y2="2.502cm"><text:p/></draw:line><draw:line draw:style-name="gr21" draw:text-style-name="P33" svg:x1="3.535cm" svg:y1="1.402cm" svg:x2="3.535cm" svg:y2="2.402cm"><text:p/></draw:line><draw:line draw:style-name="gr21" draw:text-style-name="P33" svg:x1="3.535cm" svg:y1="1.402cm" svg:x2="3.935cm" svg:y2="0.202cm"><text:p/></draw:line><draw:line draw:style-name="gr21" draw:text-style-name="P33" svg:x1="0.935cm" svg:y1="0.202cm" svg:x2="3.935cm" svg:y2="0.202cm"><text:p/></draw:line><draw:line draw:style-name="gr21" draw:text-style-name="P33" svg:x1="0.537cm" svg:y1="1.502cm" svg:x2="0.937cm" svg:y2="0.202cm"><text:p/></draw:line><draw:line draw:style-name="gr21" draw:text-style-name="P33" svg:x1="3.937cm" svg:y1="0.202cm" svg:x2="3.937cm" svg:y2="1.202cm"><text:p/></draw:line><draw:line draw:style-name="gr21" draw:text-style-name="P33" svg:x1="3.535cm" svg:y1="2.402cm" svg:x2="3.935cm" svg:y2="1.202cm"><text:p/></draw:line><draw:line draw:style-name="gr19" draw:text-style-name="P33" svg:x1="0.537cm" svg:y1="2.502cm" svg:x2="0.937cm" svg:y2="1.302cm"><text:p/></draw:line><draw:line draw:style-name="gr19" draw:text-style-name="P33" svg:x1="0.935cm" svg:y1="0.202cm" svg:x2="0.935cm" svg:y2="1.302cm"><text:p/></draw:line><draw:line draw:style-name="gr19" draw:text-style-name="P33" svg:x1="3.935cm" svg:y1="1.202cm" svg:x2="0.935cm" svg:y2="1.302cm"><text:p/></draw:line></draw:g><text:s/>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list xml:id="list223601649705475" text:continue-numbering="true" text:style-name="_5f_Numérotation_20_des_20_exercices_20_livrets">
          <text:list-item>
            <text:list>
              <text:list-item>
                <text:p text:style-name="P19"><draw:g text:anchor-type="paragraph" draw:z-index="15" draw:name="Shape10" draw:style-name="gr18"><draw:line draw:style-name="gr21" draw:text-style-name="P33" svg:x1="0.493cm" svg:y1="3.198cm" svg:x2="3.493cm" svg:y2="3.198cm"><text:p/></draw:line><draw:line draw:style-name="gr21" draw:text-style-name="P33" svg:x1="0.493cm" svg:y1="1.2cm" svg:x2="3.493cm" svg:y2="1.2cm"><text:p/></draw:line><draw:line draw:style-name="gr21" draw:text-style-name="P33" svg:x1="0.493cm" svg:y1="1.2cm" svg:x2="0.493cm" svg:y2="3.2cm"><text:p/></draw:line><draw:line draw:style-name="gr21" draw:text-style-name="P33" svg:x1="3.491cm" svg:y1="1.2cm" svg:x2="3.491cm" svg:y2="3.2cm"><text:p/></draw:line><draw:line draw:style-name="gr21" draw:text-style-name="P33" svg:x1="3.491cm" svg:y1="1.2cm" svg:x2="3.991cm" svg:y2="0.2cm"><text:p/></draw:line><draw:line draw:style-name="gr21" draw:text-style-name="P33" svg:x1="0.493cm" svg:y1="1.2cm" svg:x2="0.993cm" svg:y2="0.2cm"><text:p/></draw:line><draw:line draw:style-name="gr21" draw:text-style-name="P33" svg:x1="3.491cm" svg:y1="3.196cm" svg:x2="3.991cm" svg:y2="2.196cm"><text:p/></draw:line><draw:line draw:style-name="gr19" draw:text-style-name="P33" svg:x1="0.493cm" svg:y1="3.196cm" svg:x2="0.993cm" svg:y2="2.196cm"><text:p/></draw:line><draw:line draw:style-name="gr19" draw:text-style-name="P33" svg:x1="3.993cm" svg:y1="2.196cm" svg:x2="0.993cm" svg:y2="2.196cm"><text:p/></draw:line><draw:line draw:style-name="gr14" draw:text-style-name="P33" svg:x1="3.993cm" svg:y1="0.2cm" svg:x2="0.993cm" svg:y2="0.2cm"><text:p/></draw:line><draw:line draw:style-name="gr14" draw:text-style-name="P33" svg:x1="3.994cm" svg:y1="0.2cm" svg:x2="3.994cm" svg:y2="2.2cm"><text:p/></draw:line><draw:line draw:style-name="gr19" draw:text-style-name="P33" svg:x1="0.993cm" svg:y1="0.2cm" svg:x2="0.993cm" svg:y2="2.2cm"><text:p/></draw:line></draw:g><text:s/>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list xml:id="list223601916833959" text:continue-numbering="true" text:style-name="_5f_Numérotation_20_des_20_exercices_20_livrets">
          <text:list-item>
            <text:list>
              <text:list-item>
                <text:p text:style-name="P19"><text:s/></text:p>
              </text:list-item>
            </text:list>
          </text:list-item>
        </text:list>
        <text:p text:style-name="_5f_Paragraphe_20_livret_20_"><draw:g text:anchor-type="paragraph" draw:z-index="16" draw:name="Shape11" draw:style-name="gr18"><draw:line draw:style-name="gr21" draw:text-style-name="P33" svg:x1="2.929cm" svg:y1="2.19cm" svg:x2="3.773cm" svg:y2="2.19cm"><text:p/></draw:line><draw:line draw:style-name="gr21" draw:text-style-name="P33" svg:x1="2.929cm" svg:y1="1.346cm" svg:x2="3.773cm" svg:y2="1.346cm"><text:p/></draw:line><draw:line draw:style-name="gr21" draw:text-style-name="P33" svg:x1="3.773cm" svg:y1="2.19cm" svg:x2="3.773cm" svg:y2="1.346cm"><text:p/></draw:line><draw:line draw:style-name="gr21" draw:text-style-name="P33" svg:x1="2.929cm" svg:y1="2.19cm" svg:x2="2.929cm" svg:y2="1.346cm"><text:p/></draw:line><draw:line draw:style-name="gr21" draw:text-style-name="P33" svg:x1="0.398cm" svg:y1="0.502cm" svg:x2="2.929cm" svg:y2="1.346cm"><text:p/></draw:line><draw:line draw:style-name="gr21" draw:text-style-name="P33" svg:x1="1.242cm" svg:y1="0.502cm" svg:x2="3.773cm" svg:y2="1.346cm"><text:p/></draw:line><draw:line draw:style-name="gr19" draw:text-style-name="P33" svg:x1="1.242cm" svg:y1="1.346cm" svg:x2="3.773cm" svg:y2="2.19cm"><text:p/></draw:line><draw:line draw:style-name="gr21" draw:text-style-name="P33" svg:x1="0.398cm" svg:y1="1.346cm" svg:x2="2.929cm" svg:y2="2.19cm"><text:p/></draw:line><draw:line draw:style-name="gr21" draw:text-style-name="P33" svg:x1="0.398cm" svg:y1="1.346cm" svg:x2="0.398cm" svg:y2="0.502cm"><text:p/></draw:line><draw:line draw:style-name="gr21" draw:text-style-name="P33" svg:x1="1.242cm" svg:y1="0.502cm" svg:x2="0.398cm" svg:y2="0.502cm"><text:p/></draw:line><draw:line draw:style-name="gr19" draw:text-style-name="P33" svg:x1="1.242cm" svg:y1="0.502cm" svg:x2="1.242cm" svg:y2="1.346cm"><text:p/></draw:line><draw:line draw:style-name="gr19" draw:text-style-name="P33" svg:x1="0.398cm" svg:y1="1.346cm" svg:x2="1.242cm" svg:y2="1.346cm"><text:p/></draw:line></draw:g></text:p>
        <text:p text:style-name="_5f_Paragraphe_20_livret_20_"/>
        <text:p text:style-name="_5f_Paragraphe_20_livret_20_"/>
      </text:section>
      <text:list xml:id="list223602734308816" text:continue-numbering="true" text:style-name="_5f_Numérotation_20_des_20_exercices_20_livrets">
        <text:list-item>
          <text:h text:style-name="P24" text:outline-level="1">Dans chaque cas, complète le dessin de façon à obtenir la représentation en perspective cavalière d'un parallélépipède rectangle.</text:h>
        </text:list-item>
      </text:list>
      <text:section text:style-name="Sect1" text:name="Section2">
        <text:list xml:id="list223602017326847" text:continue-numbering="true" text:style-name="_5f_Numérotation_20_des_20_exercices_20_livrets">
          <text:list-item>
            <text:list>
              <text:list-item>
                <text:p text:style-name="_5f_Paragraphe_20_énoncé_20_après_20_numéro"><draw:g text:anchor-type="paragraph" draw:z-index="17" draw:name="Shape12" draw:style-name="gr18"><draw:g draw:style-name="gr8"><draw:custom-shape draw:style-name="gr20" draw:text-style-name="P34" svg:width="0.07cm" svg:height="0.07cm" svg:x="0.91cm" svg:y="0.7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7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0.6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3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7cm" svg:y="0.7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7cm" svg:y="0.6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2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7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1.1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2.723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7cm" svg:y="1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2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7cm" svg:y="1.1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0.905cm" svg:y="1.5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6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2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1cm" svg:y="1.5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1cm" svg:y="1.6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2cm" svg:y="1.5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2cm" svg:y="2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2cm" svg:y="2.0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1.817cm" svg:y="2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2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5cm" svg:y="2.0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3.177cm" svg:y="2.0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2cm" svg:y="2.0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0.009cm" svg:y="2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2cm" svg:y="2.5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3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9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8cm" svg:y="2.5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5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9cm" svg:y="2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4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9cm" svg:y="2.5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8cm" svg:y="2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2.263cm" svg:y="2.9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722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3cm" svg:y="2.9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2.9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3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8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3.4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3cm" svg:y="3.4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2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3cm" svg:y="3.4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3.8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1.358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5cm" svg:y="3.8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265cm" svg:y="3.8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2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5cm" svg:y="3.8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8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8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cm" svg:y="4.3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5cm" svg:y="4.3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5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722cm" svg:y="4.3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5cm" svg:y="4.3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4.3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0.005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3cm" svg:y="4.7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5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cm" svg:y="4.7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cm" svg:y="4.7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6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cm" svg:y="4.7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5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cm" svg:y="4.77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"><draw:line draw:style-name="gr21" draw:text-style-name="P33" svg:x1="0.493cm" svg:y1="4.356cm" svg:x2="0.493cm" svg:y2="2.998cm"><text:p/></draw:line><draw:line draw:style-name="gr21" draw:text-style-name="P33" svg:x1="1.851cm" svg:y1="2.998cm" svg:x2="0.493cm" svg:y2="2.998cm"><text:p/></draw:line><draw:line draw:style-name="gr21" draw:text-style-name="P33" svg:x1="1.851cm" svg:y1="4.357cm" svg:x2="0.493cm" svg:y2="4.357cm"><text:p/></draw:line><draw:line draw:style-name="gr21" draw:text-style-name="P33" svg:x1="1.851cm" svg:y1="4.356cm" svg:x2="1.851cm" svg:y2="2.998cm"><text:p/></draw:line><draw:line draw:style-name="gr21" draw:text-style-name="P33" svg:x1="1.851cm" svg:y1="4.36cm" svg:x2="2.756cm" svg:y2="3.907cm"><text:p/></draw:line></draw:g></draw:g>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23602849589569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/text:p>
              </text:list-item>
            </text:list>
          </text:list-item>
        </text:list>
        <text:p text:style-name="_5f_Paragraphe_20_livret_20_"><draw:g text:anchor-type="paragraph" draw:z-index="18" draw:name="Shape13" draw:style-name="gr18"><draw:g draw:style-name="gr8"><draw:custom-shape draw:style-name="gr20" draw:text-style-name="P34" svg:width="0.07cm" svg:height="0.07cm" svg:x="0.91cm" svg:y="0.3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7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3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7cm" svg:y="0.3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2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7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0.7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2.723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7cm" svg:y="0.7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2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7cm" svg:y="0.7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0.905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6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2cm" svg:y="1.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1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1cm" svg:y="1.2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2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2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2cm" svg:y="1.6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1.817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7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5cm" svg:y="1.6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3.177cm" svg:y="1.6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2cm" svg:y="1.6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0.009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12cm" svg:y="2.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3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9cm" svg:y="2.1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8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5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9cm" svg:y="2.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4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9cm" svg:y="2.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2.5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8cm" svg:y="2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2.5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2.263cm" svg:y="2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722cm" svg:y="2.5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3cm" svg:y="2.5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2.5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2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3.0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8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3.0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3cm" svg:y="3.0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2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3cm" svg:y="3.0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0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7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1.358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5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265cm" svg:y="3.4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22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5cm" svg:y="3.47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4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8cm" svg:y="3.9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cm" svg:y="3.9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5cm" svg:y="3.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5cm" svg:y="3.9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722cm" svg:y="3.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5cm" svg:y="3.93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9cm" svg:y="3.9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0.005cm" svg:y="3.9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3cm" svg:y="4.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5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cm" svg:y="4.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cm" svg:y="4.3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6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cm" svg:y="4.3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5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cm" svg:y="4.3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"><draw:line draw:style-name="gr21" draw:text-style-name="P33" svg:x1="0.498cm" svg:y1="3.959cm" svg:x2="0.498cm" svg:y2="2.601cm"><text:p/></draw:line><draw:line draw:style-name="gr21" draw:text-style-name="P33" svg:x1="0.498cm" svg:y1="3.96cm" svg:x2="1.403cm" svg:y2="3.96cm"><text:p/></draw:line><draw:line draw:style-name="gr21" draw:text-style-name="P33" svg:x1="1.403cm" svg:y1="3.959cm" svg:x2="1.403cm" svg:y2="2.601cm"><text:p/></draw:line><draw:line draw:style-name="gr21" draw:text-style-name="P33" svg:x1="0.498cm" svg:y1="2.601cm" svg:x2="1.403cm" svg:y2="2.601cm"><text:p/></draw:line><draw:line draw:style-name="gr21" draw:text-style-name="P33" svg:x1="0.498cm" svg:y1="2.601cm" svg:x2="1.403cm" svg:y2="1.696cm"><text:p/></draw:line></draw:g></draw:g></text:p>
        <text:p text:style-name="_5f_Paragraphe_20_livret_20_"/>
        <text:p text:style-name="_5f_Paragraphe_20_livret_20_"><draw:g text:anchor-type="paragraph" draw:z-index="21" draw:name="Shape16" draw:style-name="gr18"><draw:line draw:style-name="gr19" draw:text-style-name="P33" svg:x1="7.83cm" svg:y1="2.276cm" svg:x2="7.83cm" svg:y2="0.776cm"><text:p/></draw:line><draw:line draw:style-name="gr19" draw:text-style-name="P33" svg:x1="3.828cm" svg:y1="0.776cm" svg:x2="7.828cm" svg:y2="0.776cm"><text:p/></draw:line><draw:line draw:style-name="gr19" draw:text-style-name="P33" svg:x1="8.83cm" svg:y1="0.075cm" svg:x2="7.83cm" svg:y2="0.775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23601979905031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/text:p>
              </text:list-item>
            </text:list>
          </text:list-item>
        </text:list>
        <text:p text:style-name="_5f_Paragraphe_20_livret_20_"><draw:g text:anchor-type="paragraph" draw:z-index="19" draw:name="Shape14" draw:style-name="gr18"><draw:g draw:style-name="gr8"><draw:custom-shape draw:style-name="gr20" draw:text-style-name="P34" svg:width="0.071cm" svg:height="0.066cm" svg:x="0.877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27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1.784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2.228cm" svg:y="-0.0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2.685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3.135cm" svg:y="-0.0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32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-0.023cm" svg:y="-0.0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6cm" svg:x="0.879cm" svg:y="0.3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1.328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1.784cm" svg:y="0.3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1cm" svg:x="2.228cm" svg:y="0.3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6cm" svg:x="2.685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3.135cm" svg:y="0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0.432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-0.021cm" svg:y="0.3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3cm" svg:height="0.071cm" svg:x="0.872cm" svg:y="0.7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323cm" svg:y="0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778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1cm" svg:x="2.223cm" svg:y="0.7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68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3.131cm" svg:y="0.8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27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-0.026cm" svg:y="0.7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0.879cm" svg:y="1.2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1.328cm" svg:y="1.2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784cm" svg:y="1.2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3cm" svg:height="0.068cm" svg:x="2.228cm" svg:y="1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685cm" svg:y="1.2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3.136cm" svg:y="1.2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32cm" svg:y="1.2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-0.021cm" svg:y="1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3cm" svg:height="0.068cm" svg:x="0.879cm" svg:y="1.7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1.33cm" svg:y="1.7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784cm" svg:y="1.7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2.23cm" svg:y="1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687cm" svg:y="1.7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3.138cm" svg:y="1.7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34cm" svg:y="1.7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1cm" svg:x="-0.021cm" svg:y="1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3cm" svg:height="0.071cm" svg:x="0.873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325cm" svg:y="2.1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3cm" svg:x="1.78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26cm" svg:y="2.1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2.683cm" svg:y="2.1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33cm" svg:y="2.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0.429cm" svg:y="2.1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-0.024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0.875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325cm" svg:y="2.6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1.78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2.226cm" svg:y="2.6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683cm" svg:y="2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33cm" svg:y="2.6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6cm" svg:height="0.07cm" svg:x="0.431cm" svg:y="2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68cm" svg:x="-0.024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1cm" svg:x="0.875cm" svg:y="3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25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1.78cm" svg:y="3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26cm" svg:y="3.0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683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1cm" svg:x="3.133cm" svg:y="3.0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31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-0.024cm" svg:y="3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0.875cm" svg:y="3.5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1.327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78cm" svg:y="3.5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226cm" svg:y="3.5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6cm" svg:height="0.07cm" svg:x="2.685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3.133cm" svg:y="3.5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31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-0.024cm" svg:y="3.5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0.87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321cm" svg:y="3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1.773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2.221cm" svg:y="3.9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678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29cm" svg:y="3.9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0.425cm" svg:y="3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-0.028cm" svg:y="3.9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"><draw:line draw:style-name="gr21" draw:text-style-name="P33" svg:x1="1.822cm" svg:y1="3.548cm" svg:x2="1.822cm" svg:y2="2.646cm"><text:p/></draw:line><draw:line draw:style-name="gr21" draw:text-style-name="P33" svg:x1="1.822cm" svg:y1="3.548cm" svg:x2="2.724cm" svg:y2="3.097cm"><text:p/></draw:line><draw:line draw:style-name="gr21" draw:text-style-name="P33" svg:x1="0.469cm" svg:y1="2.646cm" svg:x2="1.822cm" svg:y2="2.646cm"><text:p/></draw:line></draw:g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23602407872076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/text:p>
              </text:list-item>
            </text:list>
          </text:list-item>
        </text:list>
        <text:p text:style-name="_5f_Paragraphe_20_livret_20_"><draw:g text:anchor-type="paragraph" draw:z-index="20" draw:name="Shape15" draw:style-name="gr18"><draw:g draw:style-name="gr8"><draw:custom-shape draw:style-name="gr20" draw:text-style-name="P34" svg:width="0.07cm" svg:height="0.07cm" svg:x="0.907cm" svg:y="0.3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2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6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68cm" svg:y="0.3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00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8cm" svg:y="0.7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1.358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1.812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26cm" svg:y="0.7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7cm" svg:x="2.716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3.168cm" svg:y="0.7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0.46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7cm" svg:y="0.7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3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3cm" svg:y="1.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808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2.256cm" svg:y="1.1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2.713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1cm" svg:x="3.164cm" svg:y="1.2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5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0.002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8cm" svg:y="1.6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8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1.6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2.261cm" svg:y="1.6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8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cm" svg:y="1.6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009cm" svg:y="1.6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0.908cm" svg:y="2.1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6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3cm" svg:y="2.1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61cm" svg:y="2.1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8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7cm" svg:y="2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62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9cm" svg:y="2.1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905cm" svg:y="2.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5cm" svg:y="2.5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08cm" svg:y="2.5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58cm" svg:y="2.5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713cm" svg:y="2.5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64cm" svg:y="2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2.5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2.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5cm" svg:y="3.0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5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08cm" svg:y="3.0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58cm" svg:y="3.0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1cm" svg:height="0.068cm" svg:x="2.713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3.164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0.457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0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5cm" svg:y="3.4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1.355cm" svg:y="3.4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58cm" svg:y="3.4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5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66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7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4cm" svg:y="3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905cm" svg:y="3.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1.356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1cm" svg:y="3.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58cm" svg:y="3.9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715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66cm" svg:y="3.9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68cm" svg:height="0.07cm" svg:x="0.459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005cm" svg:y="3.9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68cm" svg:x="0.901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351cm" svg:y="4.3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1.804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2.252cm" svg:y="4.3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1cm" svg:x="2.709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3.161cm" svg:y="4.3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.453cm" svg:y="4.3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4" svg:width="0.07cm" svg:height="0.07cm" svg:x="0cm" svg:y="4.3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"><draw:line draw:style-name="gr21" draw:text-style-name="P33" svg:x1="1.851cm" svg:y1="4.401cm" svg:x2="1.851cm" svg:y2="2.595cm"><text:p/></draw:line><draw:line draw:style-name="gr21" draw:text-style-name="P33" svg:x1="0.948cm" svg:y1="2.595cm" svg:x2="1.851cm" svg:y2="2.595cm"><text:p/></draw:line><draw:line draw:style-name="gr21" draw:text-style-name="P33" svg:x1="0.948cm" svg:y1="2.595cm" svg:x2="1.851cm" svg:y2="1.692cm"><text:p/></draw:line></draw:g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23603243562039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23602899644803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/text:p>
              </text:list-item>
            </text:list>
          </text:list-item>
        </text:list>
        <text:p text:style-name="_5f_Paragraphe_20_livret_20_"><draw:g text:anchor-type="paragraph" draw:z-index="22" draw:name="Shape17" draw:style-name="gr18"><draw:line draw:style-name="gr19" draw:text-style-name="P33" svg:x1="1.097cm" svg:y1="2.399cm" svg:x2="0.697cm" svg:y2="0.299cm"><text:p/></draw:line><draw:line draw:style-name="gr16" draw:text-style-name="P33" svg:x1="2.697cm" svg:y1="1.399cm" svg:x2="0.697cm" svg:y2="0.299cm"><text:p/></draw:line><draw:line draw:style-name="gr19" draw:text-style-name="P33" svg:x1="1.099cm" svg:y1="2.399cm" svg:x2="-0.039cm" svg:y2="2.678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</text:section>
      <text:list xml:id="list223602593327611" text:continue-numbering="true" text:style-name="_5f_Numérotation_20_des_20_exercices_20_livrets">
        <text:list-item>
          <text:h text:style-name="_5f_Titre_20_d_27_exercices_20_livret_20_sans_20_titre" text:outline-level="1">Un coffre à jouet a la forme d'un parallélépipède rectangle de largeur 30 cm, de longueur 50 cm et de hauteur 40 cm.</text:h>
          <text:list>
            <text:list-item>
              <text:p text:style-name="_5f_Paragraphe_20_énoncé_20_après_20_numéro"><text:s/>Combien de cubes de côté 10 cm peut-on y ranger ? </text:p>
            </text:list-item>
          </text:list>
        </text:list-item>
      </text:list>
      <text:p text:style-name="FILET_5f_POINTILLE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p>
      <text:list xml:id="list223602266282984" text:continue-numbering="true" text:style-name="_5f_Numérotation_20_des_20_exercices_20_livrets">
        <text:list-item>
          <text:list>
            <text:list-item>
              <text:p text:style-name="_5f_Paragraphe_20_énoncé_20_après_20_numéro"><text:s/>Combien de cubes de côté 2 cm peut-on y ranger ?</text:p>
            </text:list-item>
          </text:list>
        </text:list-item>
      </text:list>
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23603544497509" text:continue-numbering="true" text:style-name="_5f_Numérotation_20_des_20_exercices_20_livrets">
        <text:list-item>
          <text:h text:style-name="_5f_Titre_20_d_27_exercices_20_livret_20_sans_20_titre" text:outline-level="1"><draw:g text:anchor-type="paragraph" draw:z-index="23" draw:name="Shape20" draw:style-name="gr6"><draw:frame draw:style-name="gr7" draw:text-style-name="P30" svg:width="0.802cm" svg:height="0.671cm" svg:x="7.251cm" svg:y="0.37cm"><draw:text-box><text:p text:style-name="P29"><text:span text:style-name="T14">D</text:span></text:p></draw:text-box></draw:frame><draw:g draw:style-name="gr8"><draw:g draw:style-name="gr8"><draw:custom-shape draw:style-name="gr9" draw:text-style-name="P31" svg:width="4.218cm" svg:height="2.19cm" svg:x="5.433cm" svg:y="4.199cm"><text:p/><draw:enhanced-geometry svg:viewBox="0 0 88 21600" draw:glue-points="44 ?f6 44 0 0 10800 44 21600 88 10800" draw:text-areas="0 ?f6 88 ?f3" draw:type="can" draw:modifiers="5177.2762645914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3d:scene draw:style-name="gr10" svg:width="4.933cm" svg:height="4.176cm" svg:x="5.08cm" svg:y="0.629cm" dr3d:vrp="(0 0 16885.7142857143)" dr3d:vpn="(0 0 14285.7142857143)" dr3d:projection="perspective" dr3d:distance="4.586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1" svg:viewBox="0 -5000 2500 10000" svg:d="M0 5000l125-500 125-500 250-1000 500-2000 500-2000 500-2000 500-2000h-500-500-500-500-250-250z"/></dr3d:scene><draw:ellipse draw:style-name="gr12" draw:text-style-name="P32" svg:width="4.215cm" svg:height="0.511cm" draw:transform="rotate (-3.14159265358979) translate (9.65023611111111cm 4.70858333333333cm)" draw:kind="arc" draw:start-angle="0.84" draw:end-angle="181.69"><text:p/></draw:ellipse><draw:ellipse draw:style-name="gr13" draw:text-style-name="P32" svg:width="4.215cm" svg:height="0.511cm" svg:x="5.436cm" svg:y="4.206cm" draw:kind="arc" draw:start-angle="358.32" draw:end-angle="179.16"><text:p/></draw:ellipse><draw:line draw:style-name="gr14" draw:text-style-name="P33" svg:x1="7.546cm" svg:y1="0.962cm" svg:x2="7.546cm" svg:y2="6.075cm"><text:p/></draw:line><draw:line draw:style-name="gr14" draw:text-style-name="P33" svg:x1="9.651cm" svg:y1="4.43cm" svg:x2="7.544cm" svg:y2="4.464cm"><text:p/></draw:line><draw:custom-shape draw:style-name="gr15" draw:text-style-name="P33" svg:width="0.223cm" svg:height="0.179cm" svg:x="7.546cm" svg:y="4.288cm"><text:p/><draw:enhanced-geometry svg:viewBox="0 0 21600 21600" draw:type="rectangle" draw:enhanced-path="M 0 0 L 21600 0 21600 21600 0 21600 0 0 Z N"/></draw:custom-shape><draw:ellipse draw:style-name="gr12" draw:text-style-name="P32" svg:width="4.215cm" svg:height="0.512cm" draw:transform="rotate (-3.14159265358979) translate (9.64670833333333cm 6.36134722222222cm)" draw:kind="arc" draw:start-angle="0.84" draw:end-angle="181.69"><text:p/></draw:ellipse><draw:ellipse draw:style-name="gr13" draw:text-style-name="P32" svg:width="4.215cm" svg:height="0.514cm" svg:x="5.433cm" svg:y="5.836cm" draw:kind="arc" draw:start-angle="358.32" draw:end-angle="179.16"><text:p/></draw:ellipse><draw:line draw:style-name="gr16" draw:text-style-name="P33" svg:x1="5.432cm" svg:y1="4.448cm" svg:x2="5.432cm" svg:y2="6.125cm"><text:p/></draw:line><draw:line draw:style-name="gr16" draw:text-style-name="P33" svg:x1="9.647cm" svg:y1="4.462cm" svg:x2="9.647cm" svg:y2="6.139cm"><text:p/></draw:line><draw:frame draw:style-name="gr7" draw:text-style-name="P30" svg:width="0.743cm" svg:height="0.671cm" svg:x="6.909cm" svg:y="4.154cm"><draw:text-box><text:p text:style-name="P29"><text:span text:style-name="T14">A</text:span></text:p></draw:text-box></draw:frame><draw:frame draw:style-name="gr17" draw:text-style-name="P30" svg:width="0.752cm" svg:height="0.68cm" svg:x="9.5cm" svg:y="4.132cm"><draw:text-box><text:p text:style-name="P29"><text:span text:style-name="T14">C</text:span></text:p></draw:text-box></draw:frame><draw:frame draw:style-name="gr7" draw:text-style-name="P30" svg:width="0.844cm" svg:height="0.671cm" svg:x="6.909cm" svg:y="5.833cm"><draw:text-box><text:p text:style-name="P29"><text:span text:style-name="T14">B</text:span></text:p></draw:text-box></draw:frame></draw:g></draw:g></draw:g>On considère le solide suivant.</text:h>
        </text:list-item>
      </text:list>
      <text:p text:style-name="P21"><text:span text:style-name="T13">Décris le plus précisément possible les deux solides qui le composent.</text:span></text:p>
      <text:p text:style-name="P18">……………………………………</text:p>
      <text:p text:style-name="P18">……………………………………</text:p>
      <text:p text:style-name="P18">……………………………………</text:p>
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4" draw:display-name="Transparency 4" draw:style="radial" draw:cx="70%" draw:cy="50%" draw:start="84%" draw:end="37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300%" draw:distance="300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29cm" draw:dots2="1" draw:dots2-length="0.029cm" draw:distance="0.029cm"/>
    <draw:stroke-dash draw:name="Dashed_20__28_var_29__20_516" draw:display-name="Dashed (var) 516" draw:style="rect" draw:dots1="1" draw:dots1-length="0.029cm" draw:dots2="1" draw:dots2-length="0.029cm" draw:distance="0.029cm"/>
    <draw:stroke-dash draw:name="Dashed_20__28_var_29__20_517" draw:display-name="Dashed (var) 517" draw:style="rect" draw:dots1="1" draw:dots1-length="0.029cm" draw:dots2="1" draw:dots2-length="0.029cm" draw:distance="0.029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ect" draw:dots1="1" draw:dots1-length="0.029cm" draw:dots2="1" draw:dots2-length="0.029cm" draw:distance="0.029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ect" draw:dots1="1" draw:dots1-length="0.029cm" draw:dots2="1" draw:dots2-length="0.029cm" draw:distance="0.029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29cm" draw:dots2="1" draw:dots2-length="0.029cm" draw:distance="0.029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ect" draw:dots1="1" draw:dots1-length="0.029cm" draw:dots2="1" draw:dots2-length="0.029cm" draw:distance="0.029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ect" draw:dots1="1" draw:dots1-length="0.029cm" draw:dots2="1" draw:dots2-length="0.029cm" draw:distance="0.029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29cm" draw:dots2="1" draw:dots2-length="0.029cm" draw:distance="0.029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29cm" draw:dots2="1" draw:dots2-length="0.029cm" draw:distance="0.029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29cm" draw:dots2="1" draw:dots2-length="0.029cm" draw:distance="0.029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29cm" draw:dots2="1" draw:dots2-length="0.029cm" draw:distance="0.029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29cm" draw:dots2="1" draw:dots2-length="0.029cm" draw:distance="0.029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ect" draw:dots1="1" draw:dots1-length="0.029cm" draw:dots2="1" draw:dots2-length="0.029cm" draw:distance="0.029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29cm" draw:dots2="1" draw:dots2-length="0.029cm" draw:distance="0.029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29cm" draw:dots2="1" draw:dots2-length="0.029cm" draw:distance="0.029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29cm" draw:dots2="1" draw:dots2-length="0.029cm" draw:distance="0.029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29cm" draw:dots2="1" draw:dots2-length="0.029cm" draw:distance="0.029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29cm" draw:dots2="1" draw:dots2-length="0.029cm" draw:distance="0.029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6cm" draw:dots2="1" draw:dots2-length="0.006cm" draw:distance="0.006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06cm" draw:dots2="1" draw:dots2-length="0.006cm" draw:distance="0.006cm"/>
    <draw:stroke-dash draw:name="Dashed_20__28_var_29__20_6058" draw:display-name="Dashed (var) 6058" draw:style="rect" draw:dots1="1" draw:dots1-length="0.006cm" draw:dots2="1" draw:dots2-length="0.006cm" draw:distance="0.006cm"/>
    <draw:stroke-dash draw:name="Dashed_20__28_var_29__20_6059" draw:display-name="Dashed (var) 6059" draw:style="rect" draw:dots1="1" draw:dots1-length="0.006cm" draw:dots2="1" draw:dots2-length="0.006cm" draw:distance="0.006cm"/>
    <draw:stroke-dash draw:name="Dashed_20__28_var_29__20_6060" draw:display-name="Dashed (var) 6060" draw:style="rect" draw:dots1="1" draw:dots1-length="0.006cm" draw:dots2="1" draw:dots2-length="0.006cm" draw:distance="0.006cm"/>
    <draw:stroke-dash draw:name="Dashed_20__28_var_29__20_6061" draw:display-name="Dashed (var) 6061" draw:style="rect" draw:dots1="1" draw:dots1-length="0.006cm" draw:dots2="1" draw:dots2-length="0.006cm" draw:distance="0.006cm"/>
    <draw:stroke-dash draw:name="Dashed_20__28_var_29__20_6062" draw:display-name="Dashed (var) 6062" draw:style="rect" draw:dots1="1" draw:dots1-length="0.006cm" draw:dots2="1" draw:dots2-length="0.006cm" draw:distance="0.006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03cm" draw:dots2="1" draw:dots2-length="0.003cm" draw:distance="0.003cm"/>
    <draw:stroke-dash draw:name="Dashed_20__28_var_29__20_7341" draw:display-name="Dashed (var) 7341" draw:style="rect" draw:dots1="1" draw:dots1-length="0.002cm" draw:dots2="1" draw:dots2-length="0.002cm" draw:distance="0.002cm"/>
    <draw:stroke-dash draw:name="Dashed_20__28_var_29__20_7342" draw:display-name="Dashed (var) 7342" draw:style="rect" draw:dots1="1" draw:dots1-length="0.002cm" draw:dots2="1" draw:dots2-length="0.002cm" draw:distance="0.002cm"/>
    <draw:stroke-dash draw:name="Dashed_20__28_var_29__20_7343" draw:display-name="Dashed (var) 7343" draw:style="rect" draw:dots1="1" draw:dots1-length="0.002cm" draw:dots2="1" draw:dots2-length="0.002cm" draw:distance="0.002cm"/>
    <draw:stroke-dash draw:name="Dashed_20__28_var_29__20_7344" draw:display-name="Dashed (var) 7344" draw:style="rect" draw:dots1="1" draw:dots1-length="0.002cm" draw:dots2="1" draw:dots2-length="0.002cm" draw:distance="0.002cm"/>
    <draw:stroke-dash draw:name="Dashed_20__28_var_29__20_7345" draw:display-name="Dashed (var) 7345" draw:style="rect" draw:dots1="1" draw:dots1-length="0.002cm" draw:dots2="1" draw:dots2-length="0.002cm" draw:distance="0.002cm"/>
    <draw:stroke-dash draw:name="Dashed_20__28_var_29__20_7346" draw:display-name="Dashed (var) 7346" draw:style="rect" draw:dots1="1" draw:dots1-length="0.002cm" draw:dots2="1" draw:dots2-length="0.002cm" draw:distance="0.002cm"/>
    <draw:stroke-dash draw:name="Dashed_20__28_var_29__20_7347" draw:display-name="Dashed (var) 7347" draw:style="rect" draw:dots1="1" draw:dots1-length="0.002cm" draw:dots2="1" draw:dots2-length="0.002cm" draw:distance="0.002cm"/>
    <draw:stroke-dash draw:name="Dashed_20__28_var_29__20_7348" draw:display-name="Dashed (var) 7348" draw:style="rect" draw:dots1="1" draw:dots1-length="0.002cm" draw:dots2="1" draw:dots2-length="0.002cm" draw:distance="0.002cm"/>
    <draw:stroke-dash draw:name="Dashed_20__28_var_29__20_7349" draw:display-name="Dashed (var) 7349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01cm" draw:dots2="1" draw:dots2-length="0.001cm" draw:distance="0.001cm"/>
    <draw:stroke-dash draw:name="Dashed_20__28_var_29__20_7351" draw:display-name="Dashed (var) 7351" draw:style="rect" draw:dots1="1" draw:dots1-length="0.002cm" draw:dots2="1" draw:dots2-length="0.002cm" draw:distance="0.002cm"/>
    <draw:stroke-dash draw:name="Dashed_20__28_var_29__20_7352" draw:display-name="Dashed (var) 7352" draw:style="rect" draw:dots1="1" draw:dots1-length="0.002cm" draw:dots2="1" draw:dots2-length="0.002cm" draw:distance="0.002cm"/>
    <draw:stroke-dash draw:name="Dashed_20__28_var_29__20_7353" draw:display-name="Dashed (var) 7353" draw:style="rect" draw:dots1="1" draw:dots1-length="0.002cm" draw:dots2="1" draw:dots2-length="0.002cm" draw:distance="0.002cm"/>
    <draw:stroke-dash draw:name="Dashed_20__28_var_29__20_7354" draw:display-name="Dashed (var) 7354" draw:style="rect" draw:dots1="1" draw:dots1-length="0.002cm" draw:dots2="1" draw:dots2-length="0.002cm" draw:distance="0.002cm"/>
    <draw:stroke-dash draw:name="Dashed_20__28_var_29__20_7355" draw:display-name="Dashed (var) 7355" draw:style="rect" draw:dots1="1" draw:dots1-length="0.002cm" draw:dots2="1" draw:dots2-length="0.002cm" draw:distance="0.002cm"/>
    <draw:stroke-dash draw:name="Dashed_20__28_var_29__20_7356" draw:display-name="Dashed (var) 7356" draw:style="rect" draw:dots1="1" draw:dots1-length="0.002cm" draw:dots2="1" draw:dots2-length="0.002cm" draw:distance="0.002cm"/>
    <draw:stroke-dash draw:name="Dashed_20__28_var_29__20_7357" draw:display-name="Dashed (var) 7357" draw:style="rect" draw:dots1="1" draw:dots1-length="0.002cm" draw:dots2="1" draw:dots2-length="0.002cm" draw:distance="0.002cm"/>
    <draw:stroke-dash draw:name="Dashed_20__28_var_29__20_7358" draw:display-name="Dashed (var) 7358" draw:style="rect" draw:dots1="1" draw:dots1-length="0.002cm" draw:dots2="1" draw:dots2-length="0.002cm" draw:distance="0.002cm"/>
    <draw:stroke-dash draw:name="Dashed_20__28_var_29__20_7359" draw:display-name="Dashed (var) 7359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02cm" draw:dots2="1" draw:dots2-length="0.002cm" draw:distance="0.002cm"/>
    <draw:stroke-dash draw:name="Dashed_20__28_var_29__20_7361" draw:display-name="Dashed (var) 7361" draw:style="rect" draw:dots1="1" draw:dots1-length="0.002cm" draw:dots2="1" draw:dots2-length="0.002cm" draw:distance="0.002cm"/>
    <draw:stroke-dash draw:name="Dashed_20__28_var_29__20_7362" draw:display-name="Dashed (var) 7362" draw:style="rect" draw:dots1="1" draw:dots1-length="0.002cm" draw:dots2="1" draw:dots2-length="0.002cm" draw:distance="0.002cm"/>
    <draw:stroke-dash draw:name="Dashed_20__28_var_29__20_7363" draw:display-name="Dashed (var) 7363" draw:style="rect" draw:dots1="1" draw:dots1-length="0.002cm" draw:dots2="1" draw:dots2-length="0.002cm" draw:distance="0.002cm"/>
    <draw:stroke-dash draw:name="Dashed_20__28_var_29__20_7364" draw:display-name="Dashed (var) 7364" draw:style="rect" draw:dots1="1" draw:dots1-length="0.002cm" draw:dots2="1" draw:dots2-length="0.002cm" draw:distance="0.002cm"/>
    <draw:stroke-dash draw:name="Dashed_20__28_var_29__20_7365" draw:display-name="Dashed (var) 7365" draw:style="rect" draw:dots1="1" draw:dots1-length="0.002cm" draw:dots2="1" draw:dots2-length="0.002cm" draw:distance="0.002cm"/>
    <draw:stroke-dash draw:name="Dashed_20__28_var_29__20_7366" draw:display-name="Dashed (var) 7366" draw:style="rect" draw:dots1="1" draw:dots1-length="0.002cm" draw:dots2="1" draw:dots2-length="0.002cm" draw:distance="0.002cm"/>
    <draw:stroke-dash draw:name="Dashed_20__28_var_29__20_7367" draw:display-name="Dashed (var) 7367" draw:style="rect" draw:dots1="1" draw:dots1-length="0.002cm" draw:dots2="1" draw:dots2-length="0.002cm" draw:distance="0.002cm"/>
    <draw:stroke-dash draw:name="Dashed_20__28_var_29__20_7368" draw:display-name="Dashed (var) 7368" draw:style="rect" draw:dots1="1" draw:dots1-length="0.002cm" draw:dots2="1" draw:dots2-length="0.002cm" draw:distance="0.002cm"/>
    <draw:stroke-dash draw:name="Dashed_20__28_var_29__20_7369" draw:display-name="Dashed (var) 7369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02cm" draw:dots2="1" draw:dots2-length="0.002cm" draw:distance="0.002cm"/>
    <draw:stroke-dash draw:name="Dashed_20__28_var_29__20_7371" draw:display-name="Dashed (var) 7371" draw:style="rect" draw:dots1="1" draw:dots1-length="0.002cm" draw:dots2="1" draw:dots2-length="0.002cm" draw:distance="0.002cm"/>
    <draw:stroke-dash draw:name="Dashed_20__28_var_29__20_7372" draw:display-name="Dashed (var) 7372" draw:style="rect" draw:dots1="1" draw:dots1-length="0.002cm" draw:dots2="1" draw:dots2-length="0.002cm" draw:distance="0.002cm"/>
    <draw:stroke-dash draw:name="Dashed_20__28_var_29__20_7373" draw:display-name="Dashed (var) 7373" draw:style="rect" draw:dots1="1" draw:dots1-length="0.002cm" draw:dots2="1" draw:dots2-length="0.002cm" draw:distance="0.002cm"/>
    <draw:stroke-dash draw:name="Dashed_20__28_var_29__20_7374" draw:display-name="Dashed (var) 7374" draw:style="rect" draw:dots1="1" draw:dots1-length="0.002cm" draw:dots2="1" draw:dots2-length="0.002cm" draw:distance="0.002cm"/>
    <draw:stroke-dash draw:name="Dashed_20__28_var_29__20_7375" draw:display-name="Dashed (var) 7375" draw:style="rect" draw:dots1="1" draw:dots1-length="0.002cm" draw:dots2="1" draw:dots2-length="0.002cm" draw:distance="0.002cm"/>
    <draw:stroke-dash draw:name="Dashed_20__28_var_29__20_7376" draw:display-name="Dashed (var) 7376" draw:style="rect" draw:dots1="1" draw:dots1-length="0.002cm" draw:dots2="1" draw:dots2-length="0.002cm" draw:distance="0.002cm"/>
    <draw:stroke-dash draw:name="Dashed_20__28_var_29__20_7377" draw:display-name="Dashed (var) 7377" draw:style="rect" draw:dots1="1" draw:dots1-length="0.002cm" draw:dots2="1" draw:dots2-length="0.002cm" draw:distance="0.002cm"/>
    <draw:stroke-dash draw:name="Dashed_20__28_var_29__20_7378" draw:display-name="Dashed (var) 7378" draw:style="rect" draw:dots1="1" draw:dots1-length="0.001cm" draw:dots2="1" draw:dots2-length="0.001cm" draw:distance="0.001cm"/>
    <draw:stroke-dash draw:name="Dashed_20__28_var_29__20_7379" draw:display-name="Dashed (var) 7379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01cm" draw:dots2="1" draw:dots2-length="0.001cm" draw:distance="0.001cm"/>
    <draw:stroke-dash draw:name="Dashed_20__28_var_29__20_7381" draw:display-name="Dashed (var) 7381" draw:style="rect" draw:dots1="1" draw:dots1-length="0.002cm" draw:dots2="1" draw:dots2-length="0.002cm" draw:distance="0.002cm"/>
    <draw:stroke-dash draw:name="Dashed_20__28_var_29__20_7382" draw:display-name="Dashed (var) 7382" draw:style="rect" draw:dots1="1" draw:dots1-length="0.002cm" draw:dots2="1" draw:dots2-length="0.002cm" draw:distance="0.002cm"/>
    <draw:stroke-dash draw:name="Dashed_20__28_var_29__20_7383" draw:display-name="Dashed (var) 7383" draw:style="rect" draw:dots1="1" draw:dots1-length="0.002cm" draw:dots2="1" draw:dots2-length="0.002cm" draw:distance="0.002cm"/>
    <draw:stroke-dash draw:name="Dashed_20__28_var_29__20_7384" draw:display-name="Dashed (var) 7384" draw:style="rect" draw:dots1="1" draw:dots1-length="0.002cm" draw:dots2="1" draw:dots2-length="0.002cm" draw:distance="0.002cm"/>
    <draw:stroke-dash draw:name="Dashed_20__28_var_29__20_7385" draw:display-name="Dashed (var) 7385" draw:style="rect" draw:dots1="1" draw:dots1-length="0.002cm" draw:dots2="1" draw:dots2-length="0.002cm" draw:distance="0.002cm"/>
    <draw:stroke-dash draw:name="Dashed_20__28_var_29__20_7386" draw:display-name="Dashed (var) 7386" draw:style="rect" draw:dots1="1" draw:dots1-length="0.002cm" draw:dots2="1" draw:dots2-length="0.002cm" draw:distance="0.002cm"/>
    <draw:stroke-dash draw:name="Dashed_20__28_var_29__20_7387" draw:display-name="Dashed (var) 7387" draw:style="rect" draw:dots1="1" draw:dots1-length="0.002cm" draw:dots2="1" draw:dots2-length="0.002cm" draw:distance="0.002cm"/>
    <draw:stroke-dash draw:name="Dashed_20__28_var_29__20_7388" draw:display-name="Dashed (var) 7388" draw:style="rect" draw:dots1="1" draw:dots1-length="0.002cm" draw:dots2="1" draw:dots2-length="0.002cm" draw:distance="0.002cm"/>
    <draw:stroke-dash draw:name="Dashed_20__28_var_29__20_7389" draw:display-name="Dashed (var) 7389" draw:style="rect" draw:dots1="1" draw:dots1-length="0.002cm" draw:dots2="1" draw:dots2-length="0.002cm" draw:distance="0.002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02cm" draw:dots2="1" draw:dots2-length="0.002cm" draw:distance="0.002cm"/>
    <draw:stroke-dash draw:name="Dashed_20__28_var_29__20_7391" draw:display-name="Dashed (var) 7391" draw:style="rect" draw:dots1="1" draw:dots1-length="0.002cm" draw:dots2="1" draw:dots2-length="0.002cm" draw:distance="0.002cm"/>
    <draw:stroke-dash draw:name="Dashed_20__28_var_29__20_7392" draw:display-name="Dashed (var) 7392" draw:style="rect" draw:dots1="1" draw:dots1-length="0.002cm" draw:dots2="1" draw:dots2-length="0.002cm" draw:distance="0.002cm"/>
    <draw:stroke-dash draw:name="Dashed_20__28_var_29__20_7393" draw:display-name="Dashed (var) 7393" draw:style="rect" draw:dots1="1" draw:dots1-length="0.002cm" draw:dots2="1" draw:dots2-length="0.002cm" draw:distance="0.002cm"/>
    <draw:stroke-dash draw:name="Dashed_20__28_var_29__20_7394" draw:display-name="Dashed (var) 7394" draw:style="rect" draw:dots1="1" draw:dots1-length="0.002cm" draw:dots2="1" draw:dots2-length="0.002cm" draw:distance="0.002cm"/>
    <draw:stroke-dash draw:name="Dashed_20__28_var_29__20_7395" draw:display-name="Dashed (var) 7395" draw:style="rect" draw:dots1="1" draw:dots1-length="0.002cm" draw:dots2="1" draw:dots2-length="0.002cm" draw:distance="0.002cm"/>
    <draw:stroke-dash draw:name="Dashed_20__28_var_29__20_7396" draw:display-name="Dashed (var) 7396" draw:style="rect" draw:dots1="1" draw:dots1-length="0.002cm" draw:dots2="1" draw:dots2-length="0.002cm" draw:distance="0.002cm"/>
    <draw:stroke-dash draw:name="Dashed_20__28_var_29__20_7397" draw:display-name="Dashed (var) 7397" draw:style="rect" draw:dots1="1" draw:dots1-length="0.002cm" draw:dots2="1" draw:dots2-length="0.002cm" draw:distance="0.002cm"/>
    <draw:stroke-dash draw:name="Dashed_20__28_var_29__20_7398" draw:display-name="Dashed (var) 7398" draw:style="rect" draw:dots1="1" draw:dots1-length="0.002cm" draw:dots2="1" draw:dots2-length="0.002cm" draw:distance="0.002cm"/>
    <draw:stroke-dash draw:name="Dashed_20__28_var_29__20_7399" draw:display-name="Dashed (var) 7399" draw:style="rect" draw:dots1="1" draw:dots1-length="0.002cm" draw:dots2="1" draw:dots2-length="0.002cm" draw:distance="0.002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0" draw:display-name="Dashed (var) 7400" draw:style="rect" draw:dots1="1" draw:dots1-length="0.001cm" draw:dots2="1" draw:dots2-length="0.001cm" draw:distance="0.001cm"/>
    <draw:stroke-dash draw:name="Dashed_20__28_var_29__20_7401" draw:display-name="Dashed (var) 7401" draw:style="rect" draw:dots1="1" draw:dots1-length="0.002cm" draw:dots2="1" draw:dots2-length="0.002cm" draw:distance="0.002cm"/>
    <draw:stroke-dash draw:name="Dashed_20__28_var_29__20_7402" draw:display-name="Dashed (var) 7402" draw:style="rect" draw:dots1="1" draw:dots1-length="0.002cm" draw:dots2="1" draw:dots2-length="0.002cm" draw:distance="0.002cm"/>
    <draw:stroke-dash draw:name="Dashed_20__28_var_29__20_7403" draw:display-name="Dashed (var) 7403" draw:style="rect" draw:dots1="1" draw:dots1-length="0.002cm" draw:dots2="1" draw:dots2-length="0.002cm" draw:distance="0.002cm"/>
    <draw:stroke-dash draw:name="Dashed_20__28_var_29__20_7404" draw:display-name="Dashed (var) 7404" draw:style="rect" draw:dots1="1" draw:dots1-length="0.002cm" draw:dots2="1" draw:dots2-length="0.002cm" draw:distance="0.002cm"/>
    <draw:stroke-dash draw:name="Dashed_20__28_var_29__20_7405" draw:display-name="Dashed (var) 7405" draw:style="rect" draw:dots1="1" draw:dots1-length="0.002cm" draw:dots2="1" draw:dots2-length="0.002cm" draw:distance="0.002cm"/>
    <draw:stroke-dash draw:name="Dashed_20__28_var_29__20_7406" draw:display-name="Dashed (var) 7406" draw:style="rect" draw:dots1="1" draw:dots1-length="0.002cm" draw:dots2="1" draw:dots2-length="0.002cm" draw:distance="0.002cm"/>
    <draw:stroke-dash draw:name="Dashed_20__28_var_29__20_7407" draw:display-name="Dashed (var) 7407" draw:style="rect" draw:dots1="1" draw:dots1-length="0.002cm" draw:dots2="1" draw:dots2-length="0.002cm" draw:distance="0.002cm"/>
    <draw:stroke-dash draw:name="Dashed_20__28_var_29__20_7408" draw:display-name="Dashed (var) 7408" draw:style="rect" draw:dots1="1" draw:dots1-length="0.002cm" draw:dots2="1" draw:dots2-length="0.002cm" draw:distance="0.002cm"/>
    <draw:stroke-dash draw:name="Dashed_20__28_var_29__20_7409" draw:display-name="Dashed (var) 7409" draw:style="rect" draw:dots1="1" draw:dots1-length="0.002cm" draw:dots2="1" draw:dots2-length="0.002cm" draw:distance="0.002cm"/>
    <draw:stroke-dash draw:name="Dashed_20__28_var_29__20_7410" draw:display-name="Dashed (var) 7410" draw:style="rect" draw:dots1="1" draw:dots1-length="0.002cm" draw:dots2="1" draw:dots2-length="0.002cm" draw:distance="0.002cm"/>
    <draw:stroke-dash draw:name="Dashed_20__28_var_29__20_7411" draw:display-name="Dashed (var) 7411" draw:style="rect" draw:dots1="1" draw:dots1-length="0.002cm" draw:dots2="1" draw:dots2-length="0.002cm" draw:distance="0.002cm"/>
    <draw:stroke-dash draw:name="Dashed_20__28_var_29__20_7412" draw:display-name="Dashed (var) 7412" draw:style="rect" draw:dots1="1" draw:dots1-length="0.002cm" draw:dots2="1" draw:dots2-length="0.002cm" draw:distance="0.002cm"/>
    <draw:stroke-dash draw:name="Dashed_20__28_var_29__20_7413" draw:display-name="Dashed (var) 7413" draw:style="rect" draw:dots1="1" draw:dots1-length="0.002cm" draw:dots2="1" draw:dots2-length="0.002cm" draw:distance="0.002cm"/>
    <draw:stroke-dash draw:name="Dashed_20__28_var_29__20_7414" draw:display-name="Dashed (var) 7414" draw:style="rect" draw:dots1="1" draw:dots1-length="0.002cm" draw:dots2="1" draw:dots2-length="0.002cm" draw:distance="0.002cm"/>
    <draw:stroke-dash draw:name="Dashed_20__28_var_29__20_7415" draw:display-name="Dashed (var) 7415" draw:style="rect" draw:dots1="1" draw:dots1-length="0.002cm" draw:dots2="1" draw:dots2-length="0.002cm" draw:distance="0.002cm"/>
    <draw:stroke-dash draw:name="Dashed_20__28_var_29__20_7416" draw:display-name="Dashed (var) 7416" draw:style="rect" draw:dots1="1" draw:dots1-length="0.002cm" draw:dots2="1" draw:dots2-length="0.002cm" draw:distance="0.002cm"/>
    <draw:stroke-dash draw:name="Dashed_20__28_var_29__20_7417" draw:display-name="Dashed (var) 7417" draw:style="rect" draw:dots1="1" draw:dots1-length="0.002cm" draw:dots2="1" draw:dots2-length="0.002cm" draw:distance="0.002cm"/>
    <draw:stroke-dash draw:name="Dashed_20__28_var_29__20_7418" draw:display-name="Dashed (var) 7418" draw:style="rect" draw:dots1="1" draw:dots1-length="0.002cm" draw:dots2="1" draw:dots2-length="0.002cm" draw:distance="0.002cm"/>
    <draw:stroke-dash draw:name="Dashed_20__28_var_29__20_7419" draw:display-name="Dashed (var) 7419" draw:style="rect" draw:dots1="1" draw:dots1-length="0.002cm" draw:dots2="1" draw:dots2-length="0.002cm" draw:distance="0.002cm"/>
    <draw:stroke-dash draw:name="Dashed_20__28_var_29__20_7420" draw:display-name="Dashed (var) 7420" draw:style="rect" draw:dots1="1" draw:dots1-length="0.002cm" draw:dots2="1" draw:dots2-length="0.002cm" draw:distance="0.002cm"/>
    <draw:stroke-dash draw:name="Dashed_20__28_var_29__20_7421" draw:display-name="Dashed (var) 7421" draw:style="rect" draw:dots1="1" draw:dots1-length="0.002cm" draw:dots2="1" draw:dots2-length="0.002cm" draw:distance="0.002cm"/>
    <draw:stroke-dash draw:name="Dashed_20__28_var_29__20_7422" draw:display-name="Dashed (var) 7422" draw:style="rect" draw:dots1="1" draw:dots1-length="0.002cm" draw:dots2="1" draw:dots2-length="0.002cm" draw:distance="0.002cm"/>
    <draw:stroke-dash draw:name="Dashed_20__28_var_29__20_7423" draw:display-name="Dashed (var) 7423" draw:style="rect" draw:dots1="1" draw:dots1-length="0.002cm" draw:dots2="1" draw:dots2-length="0.002cm" draw:distance="0.002cm"/>
    <draw:stroke-dash draw:name="Dashed_20__28_var_29__20_7424" draw:display-name="Dashed (var) 7424" draw:style="rect" draw:dots1="1" draw:dots1-length="0.002cm" draw:dots2="1" draw:dots2-length="0.002cm" draw:distance="0.002cm"/>
    <draw:stroke-dash draw:name="Dashed_20__28_var_29__20_7425" draw:display-name="Dashed (var) 7425" draw:style="rect" draw:dots1="1" draw:dots1-length="0.002cm" draw:dots2="1" draw:dots2-length="0.002cm" draw:distance="0.002cm"/>
    <draw:stroke-dash draw:name="Dashed_20__28_var_29__20_7426" draw:display-name="Dashed (var) 7426" draw:style="rect" draw:dots1="1" draw:dots1-length="0.002cm" draw:dots2="1" draw:dots2-length="0.002cm" draw:distance="0.002cm"/>
    <draw:stroke-dash draw:name="Dashed_20__28_var_29__20_7427" draw:display-name="Dashed (var) 7427" draw:style="rect" draw:dots1="1" draw:dots1-length="0.002cm" draw:dots2="1" draw:dots2-length="0.002cm" draw:distance="0.002cm"/>
    <draw:stroke-dash draw:name="Dashed_20__28_var_29__20_7428" draw:display-name="Dashed (var) 7428" draw:style="rect" draw:dots1="1" draw:dots1-length="0.002cm" draw:dots2="1" draw:dots2-length="0.002cm" draw:distance="0.002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1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text-properties officeooo:paragraph-rsid="004274bc"/>
    </style:style>
    <style:style style:name="M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 style:parent-style-name="Header">
      <style:text-properties fo:font-size="14pt" style:font-size-asian="14pt" style:font-size-complex="14pt"/>
    </style:style>
    <style:style style:name="M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2" style:family="paragraph" style:parent-style-name="Standard">
      <style:text-properties fo:font-size="6pt" style:font-size-asian="6pt" style:font-size-complex="6pt"/>
    </style:style>
    <style:style style:name="MP1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_5f_Titre_20_d_27_exercices_20_livret" style:list-style-name="_5f_Numérotation_20_des_20_exercices_20_livrets"/>
    <style:style style:name="MP17" style:family="paragraph" style:parent-style-name="_5f_En-tête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6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7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9" style:family="text">
      <style:text-properties fo:font-variant="small-caps" officeooo:rsid="0054f64f"/>
    </style:style>
    <style:style style:name="MT10" style:family="text">
      <style:text-properties fo:font-variant="small-caps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_5f_En-tête"><text:span text:style-name="MT3">S</text:span>olides : <text:span text:style-name="MT4">Perspective cavalière</text:span></text:p>
      </style:header>
      <style:footer>
        <text:p text:style-name="MP4"><draw:frame draw:style-name="Mfr1" draw:name="Frame1" text:anchor-type="paragraph" svg:y="-0.06cm" draw:z-index="25"><draw:text-box fo:min-height="0.499cm" fo:min-width="3cm"><draw:frame draw:style-name="Mfr2" draw:name="Frame2" text:anchor-type="frame" svg:x="0.45cm" svg:y="0.079cm" svg:width="0.817cm" draw:z-index="26"><draw:text-box fo:min-height="0.355cm"><text:p text:style-name="MP5"><draw:g text:anchor-type="paragraph" draw:z-index="27" draw:name="Shape4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7"><text:span text:style-name="MT5">solides : </text:span><text:span text:style-name="MT6">perspective cavalière</text:span></text:p></draw:text-box></draw:frame></text:p>
      </style:footer>
      <style:footer-left>
        <text:p text:style-name="MP4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5"><draw:g text:anchor-type="paragraph" draw:z-index="0" draw:name="Shape4_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7"><text:span text:style-name="MT5">solides : </text:span><text:span text:style-name="MT6">perspective cavalière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2" draw:name="Shape5" draw:style-name="Mgr3"><draw:ellipse draw:style-name="Mgr4" draw:text-style-name="MP8" svg:width="1.715cm" svg:height="1.784cm" svg:x="0cm" svg:y="0.004cm" draw:kind="arc" draw:start-angle="90.48" draw:end-angle="269.56"><text:p/></draw:ellipse><draw:line draw:style-name="Mgr4" draw:text-style-name="MP8" svg:x1="0.847cm" svg:y1="0.002cm" svg:x2="18.167cm" svg:y2="0.002cm"><text:p/></draw:line><draw:line draw:style-name="Mgr4" draw:text-style-name="MP8" svg:x1="0.847cm" svg:y1="1.782cm" svg:x2="18.158cm" svg:y2="1.782cm"><text:p/></draw:line><draw:ellipse draw:style-name="Mgr4" draw:text-style-name="MP8" svg:width="1.719cm" svg:height="1.782cm" svg:x="17.29cm" svg:y="0cm" draw:kind="arc" draw:start-angle="270.5" draw:end-angle="89.48"><text:p/></draw:ellipse><draw:frame draw:style-name="Mgr5" draw:text-style-name="MP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0">N1 : Priorités, distributivité</text:p>
                    </table:table-cell>
                    <table:table-cell table:style-name="Tableau5.A1" office:value-type="string">
                      <text:p text:style-name="MP10"/>
                    </table:table-cell>
                  </table:table-row>
                  <table:table-row>
                    <table:table-cell table:style-name="Tableau5.A1" office:value-type="string">
                      <text:p text:style-name="MP11">Série 1 : Priorités opératoires</text:p>
                    </table:table-cell>
                    <table:table-cell table:style-name="Tableau5.A1" office:value-type="string">
                      <text:p text:style-name="MP11"/>
                    </table:table-cell>
                  </table:table-row>
                </table:table>
              </table:table-cell>
            </table:table-row>
          </table:table-header-rows>
        </table:table>
        <text:p text:style-name="MP12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4" draw:name="Shape6" draw:style-name="Mgr3"><draw:ellipse draw:style-name="Mgr4" draw:text-style-name="MP8" svg:width="1.715cm" svg:height="1.784cm" svg:x="0cm" svg:y="0.004cm" draw:kind="arc" draw:start-angle="90.48" draw:end-angle="269.56"><text:p/></draw:ellipse><draw:line draw:style-name="Mgr4" draw:text-style-name="MP8" svg:x1="0.847cm" svg:y1="0.002cm" svg:x2="18.167cm" svg:y2="0.002cm"><text:p/></draw:line><draw:line draw:style-name="Mgr4" draw:text-style-name="MP8" svg:x1="0.847cm" svg:y1="1.782cm" svg:x2="18.158cm" svg:y2="1.782cm"><text:p/></draw:line><draw:ellipse draw:style-name="Mgr4" draw:text-style-name="MP8" svg:width="1.719cm" svg:height="1.782cm" svg:x="17.29cm" svg:y="0cm" draw:kind="arc" draw:start-angle="270.5" draw:end-angle="89.48"><text:p/></draw:ellipse><draw:frame draw:style-name="Mgr5" draw:text-style-name="MP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0">5N1 : Priorités, distributivité</text:p>
                    </table:table-cell>
                    <table:table-cell table:style-name="Tableau7.A1" office:value-type="string">
                      <text:p text:style-name="MP10"/>
                    </table:table-cell>
                  </table:table-row>
                  <table:table-row>
                    <table:table-cell table:style-name="Tableau7.A1" office:value-type="string">
                      <text:p text:style-name="MP11">Série 1 : Priorités opératoires</text:p>
                    </table:table-cell>
                    <table:table-cell table:style-name="Tableau7.A1" office:value-type="string">
                      <text:p text:style-name="MP11"/>
                    </table:table-cell>
                  </table:table-row>
                </table:table>
              </table:table-cell>
            </table:table-row>
          </table:table-header-rows>
        </table:table>
        <text:p text:style-name="MP12"><text:span text:style-name="corps"><text:span text:style-name="MT7"/></text:span></text:p>
      </style:header-left>
      <style:footer>
        <text:p text:style-name="MP13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4">Série 4 : Constructions (2)</text:p>
      </style:header>
      <style:footer>
        <text:p text:style-name="MP15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4">Série 6 : Démonstrations (2)</text:p>
        <text:list xml:id="list830283330" text:style-name="_5f_Numérotation_20_des_20_exercices_20_livrets">
          <text:list-item>
            <text:h text:style-name="MP16" text:outline-level="1">Sans justi</text:h>
          </text:list-item>
        </text:list>
      </style:header>
      <style:footer>
        <text:p text:style-name="MP15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7"><text:span text:style-name="MT9">S</text:span><text:span text:style-name="MT10">olides</text:span> : <text:span text:style-name="MT9">Vocabulaire, nature</text:span></text:p>
      </style:header>
      <style:footer>
        <text:p text:style-name="MP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10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11" draw:name="Shape4_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17T22:34:30.960597052</dc:date>
    <meta:editing-duration>P1DT3H26M45S</meta:editing-duration>
    <meta:editing-cycles>83</meta:editing-cycles>
    <meta:generator>LibreOffice/7.0.0.3$Linux_X86_64 LibreOffice_project/8061b3e9204bef6b321a21033174034a5e2ea88e</meta:generator>
    <meta:document-statistic meta:table-count="2" meta:image-count="0" meta:object-count="0" meta:page-count="1" meta:paragraph-count="47" meta:word-count="208" meta:character-count="1816" meta:non-whitespace-character-count="1572"/>
  </office:meta>
</office:document-meta>
</file>